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eScriptFeature.CoreScriptFeature( in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ScriptFeature.toString(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oreScriptFeatur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ScriptFeature.getI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ScriptFeature.equals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